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75519091565439073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51913191953143391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93341165855814357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34167887108874324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967116057436428098"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4222032384947097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3204288938971465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16734155895861149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288303" text:continue-list="list63204288938971465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9120441167675626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28108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27403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298505"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283623"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291324"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3"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922715953667336767"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29T16:06:20.45</dc:date>
    <dc:creator>James Lombardi</dc:creator>
    <meta:editing-duration>P9DT13H55M16S</meta:editing-duration>
    <meta:editing-cycles>803</meta:editing-cycles>
    <meta:generator>OpenOffice/4.1.2$Win32 OpenOffice.org_project/412m3$Build-9782</meta:generator>
    <meta:document-statistic meta:table-count="0" meta:image-count="7" meta:object-count="0" meta:page-count="91" meta:paragraph-count="2472" meta:word-count="28232" meta:character-count="144082"/>
  </office:meta>
</office:document-meta>
</file>